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Text_20_body">
      <style:paragraph-properties fo:padding="0.0193in" fo:border="0.06pt solid #d9d9e3"/>
    </style:style>
    <style:style style:name="P3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4" style:family="paragraph" style:parent-style-name="Text_20_body" style:list-style-name="L1">
      <style:paragraph-properties fo:padding="0.0193in" fo:border="0.06pt solid #d9d9e3"/>
    </style:style>
    <style:style style:name="P5" style:family="paragraph" style:parent-style-name="Text_20_body" style:list-style-name="L2">
      <style:paragraph-properties fo:margin-top="0in" fo:margin-bottom="0in" style:contextual-spacing="false" fo:padding="0.0193in" fo:border="0.06pt solid #d9d9e3"/>
    </style:style>
    <style:style style:name="P6" style:family="paragraph" style:parent-style-name="Text_20_body" style:list-style-name="L2">
      <style:paragraph-properties fo:padding="0.0193in" fo:border="0.06pt solid #d9d9e3"/>
    </style:style>
    <style:style style:name="P7" style:family="paragraph" style:parent-style-name="Text_20_body" style:list-style-name="L3">
      <style:paragraph-properties fo:margin-top="0in" fo:margin-bottom="0in" style:contextual-spacing="false" fo:padding="0.0193in" fo:border="0.06pt solid #d9d9e3"/>
    </style:style>
    <style:style style:name="P8" style:family="paragraph" style:parent-style-name="Text_20_body" style:list-style-name="L3">
      <style:paragraph-properties fo:padding="0.0193in" fo:border="0.06pt solid #d9d9e3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10" style:family="paragraph" style:parent-style-name="Text_20_body" style:list-style-name="L4">
      <style:paragraph-properties fo:margin-top="0in" fo:margin-bottom="0in" style:contextual-spacing="false" fo:padding="0.0193in" fo:border="0.06pt solid #d9d9e3"/>
    </style:style>
    <style:style style:name="P11" style:family="paragraph" style:parent-style-name="Text_20_body" style:list-style-name="L4">
      <style:paragraph-properties fo:padding="0.0193in" fo:border="0.06pt solid #d9d9e3"/>
    </style:style>
    <style:style style:name="P12" style:family="paragraph" style:parent-style-name="Text_20_body" style:list-style-name="L5">
      <style:paragraph-properties fo:margin-top="0in" fo:margin-bottom="0in" style:contextual-spacing="false" fo:padding="0.0193in" fo:border="0.06pt solid #d9d9e3"/>
    </style:style>
    <style:style style:name="P13" style:family="paragraph" style:parent-style-name="Text_20_body" style:list-style-name="L5">
      <style:paragraph-properties fo:padding="0.0193in" fo:border="0.06pt solid #d9d9e3"/>
    </style:style>
    <style:style style:name="P14" style:family="paragraph" style:parent-style-name="Text_20_body" style:list-style-name="L7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15" style:family="paragraph" style:parent-style-name="Text_20_body" style:list-style-name="L7">
      <style:paragraph-properties fo:padding="0.0193in" fo:border="0.06pt solid #d9d9e3"/>
      <style:text-properties loext:padding="0.0193in" loext:border="0.06pt solid #d9d9e3"/>
    </style:style>
    <style:style style:name="P16" style:family="paragraph" style:parent-style-name="Text_20_body" style:list-style-name="L7">
      <style:paragraph-properties fo:padding="0.0193in" fo:border="0.06pt solid #d9d9e3"/>
    </style:style>
    <style:style style:name="P17" style:family="paragraph" style:parent-style-name="Text_20_body" style:list-style-name="L8">
      <style:paragraph-properties fo:margin-top="0in" fo:margin-bottom="0in" style:contextual-spacing="false" fo:padding="0.0193in" fo:border="0.06pt solid #d9d9e3"/>
    </style:style>
    <style:style style:name="P18" style:family="paragraph" style:parent-style-name="Text_20_body" style:list-style-name="L8">
      <style:paragraph-properties fo:padding="0.0193in" fo:border="0.06pt solid #d9d9e3"/>
    </style:style>
    <style:style style:name="P19" style:family="paragraph" style:parent-style-name="Text_20_body" style:list-style-name="L9">
      <style:paragraph-properties fo:margin-top="0in" fo:margin-bottom="0in" style:contextual-spacing="false" fo:padding="0.0193in" fo:border="0.06pt solid #d9d9e3"/>
    </style:style>
    <style:style style:name="P20" style:family="paragraph" style:parent-style-name="Text_20_body" style:list-style-name="L9">
      <style:paragraph-properties fo:padding="0.0193in" fo:border="0.06pt solid #d9d9e3"/>
    </style:style>
    <style:style style:name="P21" style:family="paragraph" style:parent-style-name="Text_20_body" style:list-style-name="L10">
      <style:paragraph-properties fo:margin-top="0in" fo:margin-bottom="0in" style:contextual-spacing="false" fo:padding="0.0193in" fo:border="0.06pt solid #d9d9e3"/>
    </style:style>
    <style:style style:name="P22" style:family="paragraph" style:parent-style-name="Text_20_body" style:list-style-name="L10">
      <style:paragraph-properties fo:padding="0.0193in" fo:border="0.06pt solid #d9d9e3"/>
    </style:style>
    <style:style style:name="P23" style:family="paragraph" style:parent-style-name="Text_20_body" style:list-style-name="L11">
      <style:paragraph-properties fo:margin-top="0in" fo:margin-bottom="0in" style:contextual-spacing="false" fo:padding="0.0193in" fo:border="0.06pt solid #d9d9e3"/>
    </style:style>
    <style:style style:name="P24" style:family="paragraph" style:parent-style-name="Text_20_body" style:list-style-name="L11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style:style style:name="T2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T3" style:family="text">
      <style:text-properties fo:font-variant="normal" fo:text-transform="none" fo:color="#ffffff" loext:opacity="100%" fo:letter-spacing="normal"/>
    </style:style>
    <style:style style:name="T4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сновы Python:</text:p>
      <text:p text:style-name="P2">а) Синтаксис и переменные:</text:p>
      <text:list xml:id="list1194253034" text:style-name="L1">
        <text:list-item>
          <text:p text:style-name="P4">Книга: "Python Crash Course" by Eric Matthes (главы 1-2)</text:p>
        </text:list-item>
        <text:list-item>
          <text:p text:style-name="P4">Онлайн-курс: "Learn Python the Hard Way" by Zed A. Shaw (упражнения 1-8) (<text:a xlink:type="simple" xlink:href="https://learnpythonthehardway.org/python3/" office:target-frame-name="_new" xlink:show="replace" text:style-name="Internet_20_link" text:visited-style-name="Visited_20_Internet_20_Link"><text:span text:style-name="T1">https://learnpythonthehardway.org/python3/</text:span></text:a>)</text:p>
        </text:list-item>
        <text:list-item>
          <text:p text:style-name="P4">Официальный сайт: Python.org (<text:a xlink:type="simple" xlink:href="https://docs.python.org/3/tutorial/introduction.html" office:target-frame-name="_new" xlink:show="replace" text:style-name="Internet_20_link" text:visited-style-name="Visited_20_Internet_20_Link"><text:span text:style-name="T1">https://docs.python.org/3/tutorial/introduction.html</text:span></text:a>)</text:p>
        </text:list-item>
        <text:list-item>
          <text:p text:style-name="P4">Практические задачи: Средний уровень:</text:p>
          <text:list>
            <text:list-item>
              <text:p text:style-name="P3">Преобразовать температуру из градусов Цельсия в градусы Фаренгейта.</text:p>
            </text:list-item>
            <text:list-item>
              <text:p text:style-name="P3">Вычислить площадь и периметр прямоугольника. Сложные:</text:p>
            </text:list-item>
            <text:list-item>
              <text:p text:style-name="P3">Написать программу, которая запрашивает у пользователя числа и выводит их сумму.</text:p>
            </text:list-item>
            <text:list-item>
              <text:p text:style-name="P3">Реализовать программу для решения линейных уравнений. Очень сложные:</text:p>
            </text:list-item>
            <text:list-item>
              <text:p text:style-name="P3">Создать алгоритм генерации последовательности чисел Фибоначчи.</text:p>
            </text:list-item>
            <text:list-item>
              <text:p text:style-name="P4">Реализовать программу для нахождения наибольшего общего делителя двух чисел.</text:p>
            </text:list-item>
          </text:list>
        </text:list-item>
      </text:list>
      <text:p text:style-name="P2">б) Условные операторы и циклы:</text:p>
      <text:list xml:id="list3822218500" text:style-name="L2">
        <text:list-item>
          <text:p text:style-name="P6">Книга: "Python Crash Course" by Eric Matthes (главы 3-5)</text:p>
        </text:list-item>
        <text:list-item>
          <text:p text:style-name="P6">Онлайн-курс: "Learn Python the Hard Way" by Zed A. Shaw (упражнения 9-21) (<text:a xlink:type="simple" xlink:href="https://learnpythonthehardway.org/python3/" office:target-frame-name="_new" xlink:show="replace" text:style-name="Internet_20_link" text:visited-style-name="Visited_20_Internet_20_Link"><text:span text:style-name="T1">https://learnpythonthehardway.org/python3/</text:span></text:a>)</text:p>
        </text:list-item>
        <text:list-item>
          <text:p text:style-name="P6">Официальный сайт: Python.org (<text:a xlink:type="simple" xlink:href="https://docs.python.org/3/tutorial/controlflow.html" office:target-frame-name="_new" xlink:show="replace" text:style-name="Internet_20_link" text:visited-style-name="Visited_20_Internet_20_Link"><text:span text:style-name="T1">https://docs.python.org/3/tutorial/controlflow.html</text:span></text:a>)</text:p>
        </text:list-item>
        <text:list-item>
          <text:p text:style-name="P6">Практические задачи: Средний уровень:</text:p>
          <text:list>
            <text:list-item>
              <text:p text:style-name="P5">Определить, является ли число четным или нечетным.</text:p>
            </text:list-item>
            <text:list-item>
              <text:p text:style-name="P5">Вывести на экран таблицу умножения. Сложные:</text:p>
            </text:list-item>
            <text:list-item>
              <text:p text:style-name="P5">Реализовать алгоритм сортировки пузырьком.</text:p>
            </text:list-item>
            <text:list-item>
              <text:p text:style-name="P5">Найти все простые числа в заданном диапазоне. Очень сложные:</text:p>
            </text:list-item>
            <text:list-item>
              <text:p text:style-name="P5">Реализовать алгоритм быстрой сортировки.</text:p>
            </text:list-item>
            <text:list-item>
              <text:p text:style-name="P6">Определить количество различных путей в лабиринте размером MxN (со стартом в верхнем левом углу и финишем в нижнем правом углу, можно двигаться только вниз и вправо).</text:p>
            </text:list-item>
          </text:list>
        </text:list-item>
      </text:list>
      <text:p text:style-name="P2">в) Функции и модули: - Книга: "Python Crash Course" by Eric Matthes (главы 6-7) - Онлайн-курс: "Learn Python the Hard Way" by Zed A. Shaw (упражнения 22-26) (<text:a xlink:type="simple" xlink:href="https://learnpythonthehardway.org/python3/" office:target-frame-name="_new" xlink:show="replace" text:style-name="Internet_20_link" text:visited-style-name="Visited_20_Internet_20_Link"><text:span text:style-name="T1">https://learnpythonthehardway.org/python3/</text:span></text:a>) - Официальный сайт: Python.org (<text:a xlink:type="simple" xlink:href="https://docs.python.org/3/tutorial/modules.html" office:target-frame-name="_new" xlink:show="replace" text:style-name="Internet_20_link" text:visited-style-name="Visited_20_Internet_20_Link"><text:span text:style-name="T1">https://docs.python.org/3/tutorial/modules.html</text:span></text:a>)</text:p>
      <text:p text:style-name="P1"><text:span text:style-name="T1">-</text:span><text:span text:style-name="T3"> </text:span><text:span text:style-name="T2">Практические задачи: </text:span><text:span text:style-name="T1">Средний уровень: 1. Написать функцию, которая возвращает максимальное из двух чисел. 2. Реализовать функцию для проверки, является ли число палиндромом. Сложные: 3. Создать функцию, которая принимает список чисел и возвращает </text:span><text:soft-page-break/><text:span text:style-name="T1">список без дубликатов. 4. Реализовать функцию, которая определяет, является ли введенная строка корректной последовательностью скобок. Очень сложные: 5. Реализовать функцию для нахождения расстояния Левенштейна между двумя строками. 6. Создать функцию для нахождения наибольшей возрастающей подпоследовательности в списке чисел.</text:span></text:p>
      <text:p text:style-name="P1"/>
      <text:p text:style-name="P1"><text:span text:style-name="T4">г) Строки и списки: - Книга: "Python Crash Course" by Eric Matthes (главы 8-9) - Онлайн-курс: "Learn Python the Hard Way" by Zed A. Shaw (упражнения 27-32) (</text:span><text:a xlink:type="simple" xlink:href="https://learnpythonthehardway.org/python3/" office:target-frame-name="_new" xlink:show="replace" text:style-name="Internet_20_link" text:visited-style-name="Visited_20_Internet_20_Link"><text:span text:style-name="T1">https://learnpythonthehardway.org/python3/</text:span></text:a><text:span text:style-name="T4">) - Официальный сайт: Python.org (</text:span><text:a xlink:type="simple" xlink:href="https://docs.python.org/3/tutorial/introduction.html#lists" text:style-name="Internet_20_link" text:visited-style-name="Visited_20_Internet_20_Link"><text:span text:style-name="T1">https://docs.python.org/3/tutorial/introduction.html#lists</text:span></text:a><text:span text:style-name="T4">)</text:span></text:p>
      <text:p text:style-name="P1"><text:span text:style-name="T4"/></text:p>
      <text:p text:style-name="P1"><text:span text:style-name="T4"><text:s text:c="2"/>- Практические задачи:</text:span></text:p>
      <text:p text:style-name="P1"><text:span text:style-name="T4"><text:s text:c="5"/>Средний уровень:</text:span></text:p>
      <text:p text:style-name="P1"><text:span text:style-name="T4"><text:s text:c="5"/>1. Написать функцию для подсчета количества слов в строке.</text:span></text:p>
      <text:p text:style-name="P1"><text:span text:style-name="T4"><text:s text:c="5"/>2. Написать функцию для сортировки списка чисел.</text:span></text:p>
      <text:p text:style-name="P1"><text:span text:style-name="T4"><text:s text:c="5"/>Сложные:</text:span></text:p>
      <text:p text:style-name="P1"><text:span text:style-name="T4"><text:s text:c="5"/>3. Реализовать функцию для нахождения самого длинного слова в строке.</text:span></text:p>
      <text:p text:style-name="P1"><text:span text:style-name="T4"><text:s text:c="5"/>4. Создать функцию для проверки, являются ли две строки анаграммами.</text:span></text:p>
      <text:p text:style-name="P1"><text:span text:style-name="T4"><text:s text:c="5"/>Очень сложные:</text:span></text:p>
      <text:p text:style-name="P1"><text:span text:style-name="T4"><text:s text:c="5"/>5. Реализовать функцию для нахождения наибольшего общего префикса для списка строк.</text:span></text:p>
      <text:p text:style-name="P1"><text:span text:style-name="T4">6. Создать функцию для нахождения максимальной подстроки без повторяющихся символов.</text:span></text:p>
      <text:p text:style-name="P1"><text:span text:style-name="T4"/></text:p>
      <text:p text:style-name="P9"><text:span text:style-name="T4">Структуры данных:</text:span></text:p>
      <text:list xml:id="list96032017" text:style-name="L3">
        <text:list-header>
          <text:p text:style-name="P8">а) Кортежи и множества:</text:p>
          <text:list>
            <text:list-item>
              <text:p text:style-name="P8">Книга: "Data Structures and Algorithms in Python" by Michael T. Goodrich, Roberto Tamassia, and Michael H. Goldwasser (глава 1)</text:p>
            </text:list-item>
            <text:list-item>
              <text:p text:style-name="P8">Онлайн-курс: "Python Data Structures" by University of Michigan (<text:a xlink:type="simple" xlink:href="https://www.coursera.org/learn/python-data" office:target-frame-name="_new" xlink:show="replace" text:style-name="Internet_20_link" text:visited-style-name="Visited_20_Internet_20_Link"><text:span text:style-name="T1">https://www.coursera.org/learn/python-data</text:span></text:a>)</text:p>
            </text:list-item>
            <text:list-item>
              <text:p text:style-name="P8">Официальный сайт: Python.org (<text:a xlink:type="simple" xlink:href="https://docs.python.org/3/tutorial/datastructures.html#tuples-and-sequences" office:target-frame-name="_new" xlink:show="replace" text:style-name="Internet_20_link" text:visited-style-name="Visited_20_Internet_20_Link"><text:span text:style-name="T1">https://docs.python.org/3/tutorial/datastructures.html#tuples-and-sequences</text:span></text:a>)</text:p>
            </text:list-item>
            <text:list-item>
              <text:p text:style-name="P8">Практические задачи: Средний уровень:</text:p>
              <text:list>
                <text:list-item>
                  <text:p text:style-name="P7">Создать функцию, которая возвращает список уникальных элементов из заданного списка.</text:p>
                </text:list-item>
                <text:list-item>
                  <text:p text:style-name="P7">Написать функцию, которая сравнивает два кортежа по элементам. Сложные:</text:p>
                </text:list-item>
                <text:list-item>
                  <text:p text:style-name="P7">Реализовать функцию для подсчета частоты элементов в множестве.</text:p>
                </text:list-item>
                <text:list-item>
                  <text:p text:style-name="P7">Создать функцию, которая определяет пересечение и разность двух множеств. Очень сложные:</text:p>
                </text:list-item>
                <text:list-item>
                  <text:p text:style-name="P7">Реализовать функцию для нахождения минимального количества элементов, которые нужно добавить в множество, чтобы сумма элементов была четной.</text:p>
                </text:list-item>
                <text:list-item>
                  <text:p text:style-name="P8"><text:soft-page-break/>Создать функцию для определения, является ли одно множество подмножеством другого множества.</text:p>
                </text:list-item>
              </text:list>
            </text:list-item>
          </text:list>
          <text:p text:style-name="P8">б) Словари:</text:p>
          <text:list text:continue-numbering="true">
            <text:list-item>
              <text:p text:style-name="P8">Книга: "Data Structures and Algorithms in Python" by Michael T. Goodrich, Roberto Tamassia, and Michael H. Goldwasser (глава 2)</text:p>
            </text:list-item>
            <text:list-item>
              <text:p text:style-name="P8">Онлайн-курс: "Python Data Structures" by University of Michigan (<text:a xlink:type="simple" xlink:href="https://www.coursera.org/learn/python-data" office:target-frame-name="_new" xlink:show="replace" text:style-name="Internet_20_link" text:visited-style-name="Visited_20_Internet_20_Link"><text:span text:style-name="T1">https://www.coursera.org/learn/python-data</text:span></text:a>)</text:p>
            </text:list-item>
            <text:list-item>
              <text:p text:style-name="P8">Официальный сайт: Python.org (<text:a xlink:type="simple" xlink:href="https://docs.python.org/3/tutorial/datastructures.html#dictionaries" office:target-frame-name="_new" xlink:show="replace" text:style-name="Internet_20_link" text:visited-style-name="Visited_20_Internet_20_Link"><text:span text:style-name="T1">https://docs.python.org/3/tutorial/datastructures.html#dictionaries</text:span></text:a>)</text:p>
            </text:list-item>
            <text:list-item>
              <text:p text:style-name="P8">Практические задачи: Средний уровень:</text:p>
              <text:list>
                <text:list-item>
                  <text:p text:style-name="P7">Написать функцию, которая подсчитывает количество каждого символа в строке и возвращает словарь с результатами.</text:p>
                </text:list-item>
                <text:list-item>
                  <text:p text:style-name="P7">Создать функцию для сортировки словаря по значениям. Сложные:</text:p>
                </text:list-item>
                <text:list-item>
                  <text:p text:style-name="P7">Реализовать функцию для подсчета частоты слов в тексте и представления результатов в виде словаря.</text:p>
                </text:list-item>
                <text:list-item>
                  <text:p text:style-name="P7">Создать функцию, которая объединяет два словаря, суммируя значения одинаковых ключей. Очень сложные:</text:p>
                </text:list-item>
                <text:list-item>
                  <text:p text:style-name="P7">Реализовать функцию для группировки анаграмм из списка слов.</text:p>
                </text:list-item>
                <text:list-item>
                  <text:p text:style-name="P8">Создать функцию для определения, сколько раз встречается каждое слово в списке, используя словарь.</text:p>
                </text:list-item>
              </text:list>
            </text:list-item>
          </text:list>
        </text:list-header>
      </text:list>
      <text:p text:style-name="P9"><text:span text:style-name="T4">Алгоритмы:</text:span></text:p>
      <text:list xml:id="list3772007951" text:style-name="L4">
        <text:list-header>
          <text:p text:style-name="P11">а) Базовые алгоритмы:</text:p>
          <text:list>
            <text:list-item>
              <text:p text:style-name="P11">Книга: "Introduction to Algorithms" by Thomas H. Cormen, Charles E. Leiserson, Ronald L. Rivest, and Clifford Stein (главы 1-4)</text:p>
            </text:list-item>
            <text:list-item>
              <text:p text:style-name="P11">Онлайн-курс: "Algorithms, Part I" by Princeton University (<text:a xlink:type="simple" xlink:href="https://www.coursera.org/learn/algorithms-part1" office:target-frame-name="_new" xlink:show="replace" text:style-name="Internet_20_link" text:visited-style-name="Visited_20_Internet_20_Link"><text:span text:style-name="T1">https://www.coursera.org/learn/algorithms-part1</text:span></text:a>)</text:p>
            </text:list-item>
            <text:list-item>
              <text:p text:style-name="P11">Официальный сайт: GeeksforGeeks.org (<text:a xlink:type="simple" xlink:href="https://www.geeksforgeeks.org/fundamentals-of-algorithms/" office:target-frame-name="_new" xlink:show="replace" text:style-name="Internet_20_link" text:visited-style-name="Visited_20_Internet_20_Link"><text:span text:style-name="T1">https://www.geeksforgeeks.org/fundamentals-of-algorithms/</text:span></text:a>)</text:p>
            </text:list-item>
            <text:list-item>
              <text:p text:style-name="P11">Практические задачи: Средний уровень:</text:p>
              <text:list>
                <text:list-item>
                  <text:p text:style-name="P10">Реализовать алгоритм бинарного поиска.</text:p>
                </text:list-item>
                <text:list-item>
                  <text:p text:style-name="P10">Создать функцию для решения задачи о ханойской башне. Сложные:</text:p>
                </text:list-item>
                <text:list-item>
                  <text:p text:style-name="P10">Написать функцию для нахождения наибольшей общей подпоследовательности двух строк.</text:p>
                </text:list-item>
                <text:list-item>
                  <text:p text:style-name="P10">Реализовать алгоритм Дейкстры для нахождения кратчайшего пути в графе. Очень сложные:</text:p>
                </text:list-item>
                <text:list-item>
                  <text:p text:style-name="P10">Реализовать алгоритм Флойда-Уоршалла для нахождения кратчайших путей между всеми парами вершин в графе.</text:p>
                </text:list-item>
                <text:list-item>
                  <text:p text:style-name="P11">Создать функцию для решения задачи о максимальной подматрице.</text:p>
                </text:list-item>
              </text:list>
            </text:list-item>
          </text:list>
          <text:p text:style-name="P11"><text:soft-page-break/>б) Сложные алгоритмы:</text:p>
          <text:list text:continue-numbering="true">
            <text:list-item>
              <text:p text:style-name="P11">Книга: "Introduction to Algorithms" by Thomas H. Cormen, Charles E. Leiserson, Ronald L. Rivest, and Clifford Stein (главы 5-9)</text:p>
            </text:list-item>
            <text:list-item>
              <text:p text:style-name="P11">Онлайн-курс: "Algorithms, Part II" by Princeton University (<text:a xlink:type="simple" xlink:href="https://www.coursera.org/learn/algorithms-part2" office:target-frame-name="_new" xlink:show="replace" text:style-name="Internet_20_link" text:visited-style-name="Visited_20_Internet_20_Link"><text:span text:style-name="T1">https://www.coursera.org/learn/algorithms-part2</text:span></text:a>)</text:p>
            </text:list-item>
            <text:list-item>
              <text:p text:style-name="P11">Официальный сайт: GeeksforGeeks.org (<text:a xlink:type="simple" xlink:href="https://www.geeksforgeeks.org/advanced-data-structures/" office:target-frame-name="_new" xlink:show="replace" text:style-name="Internet_20_link" text:visited-style-name="Visited_20_Internet_20_Link"><text:span text:style-name="T1">https://www.geeksforgeeks.org/advanced-data-structures/</text:span></text:a>)</text:p>
            </text:list-item>
            <text:list-item>
              <text:p text:style-name="P11">Практические задачи: Средний уровень:</text:p>
              <text:list>
                <text:list-item>
                  <text:p text:style-name="P10">Реализовать алгоритм Крускала для нахождения минимального остовного дерева.</text:p>
                </text:list-item>
                <text:list-item>
                  <text:p text:style-name="P10">Создать функцию для решения задачи о минимальном числе разбиений множества. Сложные:</text:p>
                </text:list-item>
                <text:list-item>
                  <text:p text:style-name="P10">Написать функцию для определения наименьшего количества монет для достижения заданной суммы.</text:p>
                </text:list-item>
                <text:list-item>
                  <text:p text:style-name="P10">Реализовать алгоритм Кнута-Морриса-Пратта для поиска подстроки в строке. Очень сложные:</text:p>
                </text:list-item>
                <text:list-item>
                  <text:p text:style-name="P10">Реализовать алгоритм Бойера-Мура для поиска подстроки в строке.</text:p>
                </text:list-item>
                <text:list-item>
                  <text:p text:style-name="P11">Созд</text:p>
                </text:list-item>
              </text:list>
            </text:list-item>
          </text:list>
        </text:list-header>
      </text:list>
      <text:p text:style-name="P9"><text:span text:style-name="T4">Алгоритмы:</text:span></text:p>
      <text:list xml:id="list455726362" text:style-name="L5">
        <text:list-header>
          <text:p text:style-name="P13">а) Базовые алгоритмы:</text:p>
          <text:list>
            <text:list-item>
              <text:p text:style-name="P13">Книга: "Introduction to Algorithms" by Thomas H. Cormen, Charles E. Leiserson, Ronald L. Rivest, and Clifford Stein (главы 1-4)</text:p>
            </text:list-item>
            <text:list-item>
              <text:p text:style-name="P13">Онлайн-курс: "Algorithms, Part I" by Princeton University (<text:a xlink:type="simple" xlink:href="https://www.coursera.org/learn/algorithms-part1" office:target-frame-name="_new" xlink:show="replace" text:style-name="Internet_20_link" text:visited-style-name="Visited_20_Internet_20_Link"><text:span text:style-name="T1">https://www.coursera.org/learn/algorithms-part1</text:span></text:a>)</text:p>
            </text:list-item>
            <text:list-item>
              <text:p text:style-name="P13">Официальный сайт: GeeksforGeeks.org (<text:a xlink:type="simple" xlink:href="https://www.geeksforgeeks.org/fundamentals-of-algorithms/" office:target-frame-name="_new" xlink:show="replace" text:style-name="Internet_20_link" text:visited-style-name="Visited_20_Internet_20_Link"><text:span text:style-name="T1">https://www.geeksforgeeks.org/fundamentals-of-algorithms/</text:span></text:a>)</text:p>
            </text:list-item>
            <text:list-item>
              <text:p text:style-name="P13">Практические задачи: Средний уровень:</text:p>
              <text:list>
                <text:list-item>
                  <text:p text:style-name="P12">Реализовать алгоритм бинарного поиска.</text:p>
                </text:list-item>
                <text:list-item>
                  <text:p text:style-name="P12">Создать функцию для решения задачи о ханойской башне. Сложные:</text:p>
                </text:list-item>
                <text:list-item>
                  <text:p text:style-name="P12">Написать функцию для нахождения наибольшей общей подпоследовательности двух строк.</text:p>
                </text:list-item>
                <text:list-item>
                  <text:p text:style-name="P12">Реализовать алгоритм Дейкстры для нахождения кратчайшего пути в графе. Очень сложные:</text:p>
                </text:list-item>
                <text:list-item>
                  <text:p text:style-name="P12">Реализовать алгоритм Флойда-Уоршалла для нахождения кратчайших путей между всеми парами вершин в графе.</text:p>
                </text:list-item>
                <text:list-item>
                  <text:p text:style-name="P13">Создать функцию для решения задачи о максимальной подматрице.</text:p>
                </text:list-item>
              </text:list>
            </text:list-item>
          </text:list>
          <text:p text:style-name="P13">б) Сложные алгоритмы:</text:p>
          <text:list text:continue-numbering="true">
            <text:list-item>
              <text:p text:style-name="P13"><text:soft-page-break/>Книга: "Introduction to Algorithms" by Thomas H. Cormen, Charles E. Leiserson, Ronald L. Rivest, and Clifford Stein (главы 5-9)</text:p>
            </text:list-item>
            <text:list-item>
              <text:p text:style-name="P13">Онлайн-курс: "Algorithms, Part II" by Princeton University (<text:a xlink:type="simple" xlink:href="https://www.coursera.org/learn/algorithms-part2" office:target-frame-name="_new" xlink:show="replace" text:style-name="Internet_20_link" text:visited-style-name="Visited_20_Internet_20_Link"><text:span text:style-name="T1">https://www.coursera.org/learn/algorithms-part2</text:span></text:a>)</text:p>
            </text:list-item>
            <text:list-item>
              <text:p text:style-name="P13">Официальный сайт: GeeksforGeeks.org (<text:a xlink:type="simple" xlink:href="https://www.geeksforgeeks.org/advanced-data-structures/" office:target-frame-name="_new" xlink:show="replace" text:style-name="Internet_20_link" text:visited-style-name="Visited_20_Internet_20_Link"><text:span text:style-name="T1">https://www.geeksforgeeks.org/advanced-data-structures/</text:span></text:a>)</text:p>
            </text:list-item>
            <text:list-item>
              <text:p text:style-name="P13">Практические задачи: Средний уровень:</text:p>
              <text:list>
                <text:list-item>
                  <text:p text:style-name="P12">Реализовать алгоритм Крускала для нахождения минимального остовного дерева.</text:p>
                </text:list-item>
                <text:list-item>
                  <text:p text:style-name="P12">Создать функцию для решения задачи о минимальном числе разбиений множества. Сложные:</text:p>
                </text:list-item>
                <text:list-item>
                  <text:p text:style-name="P12">Написать функцию для определения наименьшего количества монет для достижения заданной суммы.</text:p>
                </text:list-item>
                <text:list-item>
                  <text:p text:style-name="P12">Реализовать алгоритм Кнута-Морриса-Пратта для поиска подстроки в строке. Очень сложные:</text:p>
                </text:list-item>
                <text:list-item>
                  <text:p text:style-name="P12">Реализовать алгоритм Бойера-Мура для поиска подстроки в строке.</text:p>
                </text:list-item>
                <text:list-item>
                  <text:p text:style-name="P13">Созд<text:span text:style-name="T1">ать функцию для решения задачи о максимальной подпоследовательности с заданными условиями (например, сумма элементов или возрастание элементов).</text:span></text:p>
                </text:list-item>
              </text:list>
            </text:list-item>
          </text:list>
        </text:list-header>
      </text:list>
      <text:list xml:id="list3517797907" text:style-name="L7">
        <text:list-item>
          <text:p text:style-name="P15">ООП (Объектно-Ориентированное Программирование):</text:p>
          <text:p text:style-name="P15">а) Основы ООП:</text:p>
          <text:list>
            <text:list-item>
              <text:p text:style-name="P15">Книга: "Python Crash Course" by Eric Matthes (главы 10-12)</text:p>
            </text:list-item>
            <text:list-item>
              <text:p text:style-name="P16"><text:span text:style-name="T1">Онлайн-курс: "Object-Oriented Programming in Python" by FutureLearn (</text:span><text:a xlink:type="simple" xlink:href="https://www.futurelearn.com/courses/object-oriented-principles" office:target-frame-name="_new" xlink:show="replace" text:style-name="Internet_20_link" text:visited-style-name="Visited_20_Internet_20_Link"><text:span text:style-name="T1">https://www.futurelearn.com/courses/object-oriented-principles</text:span></text:a><text:span text:style-name="T1">)</text:span></text:p>
            </text:list-item>
            <text:list-item>
              <text:p text:style-name="P16"><text:span text:style-name="T1">Официальный сайт: Python.org (</text:span><text:a xlink:type="simple" xlink:href="https://docs.python.org/3/tutorial/classes.html" office:target-frame-name="_new" xlink:show="replace" text:style-name="Internet_20_link" text:visited-style-name="Visited_20_Internet_20_Link"><text:span text:style-name="T1">https://docs.python.org/3/tutorial/classes.html</text:span></text:a><text:span text:style-name="T1">)</text:span></text:p>
            </text:list-item>
            <text:list-item>
              <text:p text:style-name="P15">Практические задачи: Средний уровень:</text:p>
              <text:list>
                <text:list-item>
                  <text:p text:style-name="P14">Создать класс для представления простой геометрической фигуры (например, прямоугольника) с методами для вычисления площади и периметра.</text:p>
                </text:list-item>
                <text:list-item>
                  <text:p text:style-name="P14">Реализовать класс для представления банковского счета с функциональностью для депозита, снятия и проверки баланса. Сложные:</text:p>
                </text:list-item>
                <text:list-item>
                  <text:p text:style-name="P14">Создать класс для представления графа с методами добавления вершин, ребер и вывода смежности.</text:p>
                </text:list-item>
                <text:list-item>
                  <text:p text:style-name="P14"><text:soft-page-break/>Реализовать класс для представления стека с методами добавления, удаления и проверки верхнего элемента. Очень сложные:</text:p>
                </text:list-item>
                <text:list-item>
                  <text:p text:style-name="P14">Создать класс для представления очереди с приоритетами с методами добавления, удаления и проверки приоритетного элемента.</text:p>
                </text:list-item>
                <text:list-item>
                  <text:p text:style-name="P15">Реализовать класс для представления дерева с методами добавления, удаления и поиска элементов.</text:p>
                </text:list-item>
              </text:list>
            </text:list-item>
          </text:list>
          <text:p text:style-name="P15">б) Продвинутые темы ООП:</text:p>
          <text:list text:continue-numbering="true">
            <text:list-item>
              <text:p text:style-name="P15">Книга: "Python Tricks: A Buffet of Awesome Python Features" by Dan Bader (главы 3-4)</text:p>
            </text:list-item>
            <text:list-item>
              <text:p text:style-name="P16"><text:span text:style-name="T1">Онлайн-курс: "Design Patterns in Python" by University of Alberta (</text:span><text:a xlink:type="simple" xlink:href="https://www.coursera.org/learn/design-patterns-python" office:target-frame-name="_new" xlink:show="replace" text:style-name="Internet_20_link" text:visited-style-name="Visited_20_Internet_20_Link"><text:span text:style-name="T1">https://www.coursera.org/learn/design-patterns-python</text:span></text:a><text:span text:style-name="T1">)</text:span></text:p>
            </text:list-item>
            <text:list-item>
              <text:p text:style-name="P16"><text:span text:style-name="T1">Официальный сайт: Python.org (</text:span><text:a xlink:type="simple" xlink:href="https://docs.python.org/3/reference/datamodel.html" office:target-frame-name="_new" xlink:show="replace" text:style-name="Internet_20_link" text:visited-style-name="Visited_20_Internet_20_Link"><text:span text:style-name="T1">https://docs.python.org/3/reference/datamodel.html</text:span></text:a><text:span text:style-name="T1">)</text:span></text:p>
            </text:list-item>
            <text:list-item>
              <text:p text:style-name="P15">Практические задачи: Средний уровень:</text:p>
              <text:list>
                <text:list-item>
                  <text:p text:style-name="P14">Реализовать паттерн "строитель" для создания сложных объектов с разными конфигурациями.</text:p>
                </text:list-item>
                <text:list-item>
                  <text:p text:style-name="P14">Создать класс с использованием миксина для расширения функциональности другого класса. Сложные:</text:p>
                </text:list-item>
                <text:list-item>
                  <text:p text:style-name="P14">Реализовать паттерн "одиночка" для ограничения создания только одного экземпляра класса.</text:p>
                </text:list-item>
                <text:list-item>
                  <text:p text:style-name="P14">Создать класс с использованием декоратора для добавления новой функциональности к существующим методам. Очень сложные:</text:p>
                </text:list-item>
                <text:list-item>
                  <text:p text:style-name="P16"><text:span text:style-name="T1">Реализовать паттерн "цепочка</text:span>а обязанностей" для организации последовательности обработки объектов. 6. Создать класс с использованием паттерна "прототип" для создания новых объектов путем копирования существующего объекта.</text:p>
                </text:list-item>
              </text:list>
            </text:list-item>
          </text:list>
        </text:list-item>
      </text:list>
      <text:list xml:id="list2083164921" text:style-name="L8">
        <text:list-item>
          <text:p text:style-name="P18">Работа с вебом и API:</text:p>
          <text:p text:style-name="P18">а) Основы работы с вебом:</text:p>
          <text:list>
            <text:list-item>
              <text:p text:style-name="P18">Книга: "Flask Web Development" by Miguel Grinberg (главы 1-4)</text:p>
            </text:list-item>
            <text:list-item>
              <text:p text:style-name="P18">Онлайн-курс: "Using Python to Access Web Data" by University of Michigan (<text:a xlink:type="simple" xlink:href="https://www.coursera.org/learn/python-network-data" office:target-frame-name="_new" xlink:show="replace" text:style-name="Internet_20_link" text:visited-style-name="Visited_20_Internet_20_Link"><text:span text:style-name="T1">https://www.coursera.org/learn/python-network-data</text:span></text:a>)</text:p>
            </text:list-item>
            <text:list-item>
              <text:p text:style-name="P18">Официальный сайт: Python.org (<text:a xlink:type="simple" xlink:href="https://docs.python.org/3/library/http.client.html" office:target-frame-name="_new" xlink:show="replace" text:style-name="Internet_20_link" text:visited-style-name="Visited_20_Internet_20_Link"><text:span text:style-name="T1">https://docs.python.org/3/library/http.client.html</text:span></text:a>)</text:p>
            </text:list-item>
            <text:list-item>
              <text:p text:style-name="P18">Практические задачи: Средний уровень:</text:p>
              <text:list>
                <text:list-item>
                  <text:p text:style-name="P17"><text:soft-page-break/>Создать функцию, которая извлекает информацию о странице по заданному URL (например, метатеги или текст).</text:p>
                </text:list-item>
                <text:list-item>
                  <text:p text:style-name="P17">Реализовать простой веб-скрапер для извлечения данных с веб-страницы. Сложные:</text:p>
                </text:list-item>
                <text:list-item>
                  <text:p text:style-name="P17">Написать функцию для парсинга XML или JSON документа и преобразования его в Python-объекты.</text:p>
                </text:list-item>
                <text:list-item>
                  <text:p text:style-name="P17">Создать функцию для скачивания файлов из Интернета по заданным ссылкам. Очень сложные:</text:p>
                </text:list-item>
                <text:list-item>
                  <text:p text:style-name="P17">Реализовать функцию для анализа данных с веб-страницы и представления результатов в виде графиков или таблиц.</text:p>
                </text:list-item>
                <text:list-item>
                  <text:p text:style-name="P18">Создать функцию для определения частоты встречаемости слов на веб-странице и представления результатов в виде облака тегов.</text:p>
                </text:list-item>
              </text:list>
            </text:list-item>
          </text:list>
          <text:p text:style-name="P18">б) Работа с API:</text:p>
          <text:list text:continue-numbering="true">
            <text:list-item>
              <text:p text:style-name="P18">Книга: "Python API Development Fundamentals" by Jakub Konieczny (главы 1-3)</text:p>
            </text:list-item>
            <text:list-item>
              <text:p text:style-name="P18">Онлайн-курс: "Using APIs with Python" by DataCamp (<text:a xlink:type="simple" xlink:href="https://www.datacamp.com/courses/using-apis-with-python" office:target-frame-name="_new" xlink:show="replace" text:style-name="Internet_20_link" text:visited-style-name="Visited_20_Internet_20_Link"><text:span text:style-name="T1">https://www.datacamp.com/courses/using-apis-with-python</text:span></text:a>)</text:p>
            </text:list-item>
            <text:list-item>
              <text:p text:style-name="P18">Официальный сайт: Python.org (<text:a xlink:type="simple" xlink:href="https://docs.python.org/3/library/http.client.html" office:target-frame-name="_new" xlink:show="replace" text:style-name="Internet_20_link" text:visited-style-name="Visited_20_Internet_20_Link"><text:span text:style-name="T1">https://docs.python.org/3/library/http.client.html</text:span></text:a>)</text:p>
            </text:list-item>
            <text:list-item>
              <text:p text:style-name="P18">Практические задачи: Средний уровень:</text:p>
              <text:list>
                <text:list-item>
                  <text:p text:style-name="P17">Создать функцию для получения погоды из открытого API (например, OpenWeatherMap) по заданному городу.</text:p>
                </text:list-item>
                <text:list-item>
                  <text:p text:style-name="P17">Реализовать функцию для получения информации о фильмах из открытого API (например, OMDB) по заданному запросу. Сложные:</text:p>
                </text:list-item>
                <text:list-item>
                  <text:p text:style-name="P17">Написать функцию для получения курсов валют из открытого API (например, ExchangeRatesAPI) и конвертирования валют.</text:p>
                </text:list-item>
                <text:list-item>
                  <text:p text:style-name="P17">Создать функцию для работы с API Google Maps для получения информации о местоположении и расстоянии между точками. Очень сложные:</text:p>
                </text:list-item>
                <text:list-item>
                  <text:p text:style-name="P18">Реализовать функцию для анализа данных из открытого API (например, Twitter) и представления результатов в виде графиков или таблиц. 6. Создать функцию для автоматического определения настроения текста с использованием открытого API для анализа текста (например, IBM Watson).</text:p>
                </text:list-item>
              </text:list>
            </text:list-item>
          </text:list>
        </text:list-item>
      </text:list>
      <text:list xml:id="list1662255562" text:style-name="L9">
        <text:list-item>
          <text:p text:style-name="P20">Работа с базами данных:</text:p>
          <text:p text:style-name="P20">а) Основы работы с базами данных:</text:p>
          <text:list>
            <text:list-item>
              <text:p text:style-name="P20">Книга: "Python and SQL" by Michael Driscoll (главы 1-3)</text:p>
            </text:list-item>
            <text:list-item>
              <text:p text:style-name="P20">Онлайн-курс: "Using Databases with Python" by University of Michigan (<text:a xlink:type="simple" xlink:href="https://www.coursera.org/learn/python-databases" office:target-frame-name="_new" xlink:show="replace" text:style-name="Internet_20_link" text:visited-style-name="Visited_20_Internet_20_Link"><text:span text:style-name="T1">https://www.coursera.org/learn/python-databases</text:span></text:a>)</text:p>
            </text:list-item>
            <text:list-item>
              <text:p text:style-name="P20">Официальный сайт: Python.org (<text:a xlink:type="simple" xlink:href="https://docs.python.org/3/library/sqlite3.html" office:target-frame-name="_new" xlink:show="replace" text:style-name="Internet_20_link" text:visited-style-name="Visited_20_Internet_20_Link"><text:span text:style-name="T1">https://docs.python.org/3/library/sqlite3.html</text:span></text:a>)</text:p>
            </text:list-item>
            <text:list-item>
              <text:p text:style-name="P20"><text:soft-page-break/>Практические задачи: Средний уровень:</text:p>
              <text:list>
                <text:list-item>
                  <text:p text:style-name="P19">Создать функцию для создания, заполнения и запроса данных из базы данных SQLite.</text:p>
                </text:list-item>
                <text:list-item>
                  <text:p text:style-name="P19">Реализовать функцию для выполнения CRUD-операций с данными в базе данных SQLite. Сложные:</text:p>
                </text:list-item>
                <text:list-item>
                  <text:p text:style-name="P19">Написать функцию для работы с несколькими таблицами в базе данных SQLite и выполнения операций над ними.</text:p>
                </text:list-item>
                <text:list-item>
                  <text:p text:style-name="P19">Создать функцию для выполнения транзакций и управления ошибками в базе данных SQLite. Очень сложные:</text:p>
                </text:list-item>
                <text:list-item>
                  <text:p text:style-name="P19">Реализовать функцию для работы с расширенными функциями базы данных SQLite, такими как триггеры, индексы и представления.</text:p>
                </text:list-item>
                <text:list-item>
                  <text:p text:style-name="P20">Создать функцию для оптимизации производительности запросов к базе данных SQLite с использованием инструментов анализа.</text:p>
                </text:list-item>
              </text:list>
            </text:list-item>
          </text:list>
          <text:p text:style-name="P20">б) Работа с другими СУБД:</text:p>
          <text:list text:continue-numbering="true">
            <text:list-item>
              <text:p text:style-name="P20">Книга: "Python and MySQL" by Michael Driscoll (главы 1-3)</text:p>
            </text:list-item>
            <text:list-item>
              <text:p text:style-name="P20">Онлайн-курс: "Introduction to Python and MongoDB" by MongoDB (<text:a xlink:type="simple" xlink:href="https://university.mongodb.com/courses/M220P/about" office:target-frame-name="_new" xlink:show="replace" text:style-name="Internet_20_link" text:visited-style-name="Visited_20_Internet_20_Link"><text:span text:style-name="T1">https://university.mongodb.com/courses/M220P/about</text:span></text:a>)</text:p>
            </text:list-item>
            <text:list-item>
              <text:p text:style-name="P20">Официальный сайт: Python.org (<text:a xlink:type="simple" xlink:href="https://docs.python.org/3/library/mysql.html" office:target-frame-name="_new" xlink:show="replace" text:style-name="Internet_20_link" text:visited-style-name="Visited_20_Internet_20_Link"><text:span text:style-name="T1">https://docs.python.org/3/library/mysql.html</text:span></text:a>)</text:p>
            </text:list-item>
            <text:list-item>
              <text:p text:style-name="P20">Практические задачи: Средний уровень:</text:p>
              <text:list>
                <text:list-item>
                  <text:p text:style-name="P19">Создать функцию для работы с базой данных MySQL (или другой СУБД) и выполнения CRUD-операций.</text:p>
                </text:list-item>
                <text:list-item>
                  <text:p text:style-name="P19">Реализовать функцию для работы с документами в базе данных MongoDB и выполнения CRUD-операций. Сложные:</text:p>
                </text:list-item>
                <text:list-item>
                  <text:p text:style-name="P19">Написать функцию для работы с несколькими таблицами (или коллекциями) в разных СУБД и выполнения операций над ними.</text:p>
                </text:list-item>
                <text:list-item>
                  <text:p text:style-name="P19">Создать функцию для работы с расширенными функциями различных СУБД, такими как хранимые процедуры и пользовательские функции. Очень сложные:</text:p>
                </text:list-item>
                <text:list-item>
                  <text:p text:style-name="P20">Реализововать функцию для работы с распределенными базами данных и выполнения операций над данными с использованием оптимизированных запросов. 6. Создать функцию для миграции данных между различными СУБД и выполнения преобразований данных при необходимости.</text:p>
                </text:list-item>
              </text:list>
            </text:list-item>
          </text:list>
        </text:list-item>
      </text:list>
      <text:list xml:id="list2254730919" text:style-name="L10">
        <text:list-item>
          <text:p text:style-name="P22">Работа с данными и анализ данных:</text:p>
          <text:p text:style-name="P22">а) Основы работы с данными:</text:p>
          <text:list>
            <text:list-item>
              <text:p text:style-name="P22">Книга: "Python for Data Analysis" by Wes McKinney (главы 1-4)</text:p>
            </text:list-item>
            <text:list-item>
              <text:p text:style-name="P22">Онлайн-курс: "Data Wrangling with Pandas" by DataCamp (<text:a xlink:type="simple" xlink:href="https://www.datacamp.com/courses/data-wrangling-with-pandas" office:target-frame-name="_new" xlink:show="replace" text:style-name="Internet_20_link" text:visited-style-name="Visited_20_Internet_20_Link"><text:span text:style-name="T1">https://www.datacamp.com/courses/data-wrangling-with-pandas</text:span></text:a>)</text:p>
            </text:list-item>
            <text:list-item>
              <text:p text:style-name="P22"><text:soft-page-break/>Официальный сайт: Pandas.pydata.org (<text:a xlink:type="simple" xlink:href="https://pandas.pydata.org/docs/getting_started/index.html" office:target-frame-name="_new" xlink:show="replace" text:style-name="Internet_20_link" text:visited-style-name="Visited_20_Internet_20_Link"><text:span text:style-name="T1">https://pandas.pydata.org/docs/getting_started/index.html</text:span></text:a>)</text:p>
            </text:list-item>
            <text:list-item>
              <text:p text:style-name="P22">Практические задачи: Средний уровень:</text:p>
              <text:list>
                <text:list-item>
                  <text:p text:style-name="P21">Создать функцию для загрузки данных из различных источников (например, CSV, Excel, SQL) с использованием библиотеки Pandas.</text:p>
                </text:list-item>
                <text:list-item>
                  <text:p text:style-name="P21">Реализовать функцию для очистки и преобразования данных с использованием библиотеки Pandas. Сложные:</text:p>
                </text:list-item>
                <text:list-item>
                  <text:p text:style-name="P21">Написать функцию для агрегирования данных и выполнения группировок с использованием библиотеки Pandas.</text:p>
                </text:list-item>
                <text:list-item>
                  <text:p text:style-name="P21">Создать функцию для визуализации данных с использованием библиотеки Matplotlib или Seaborn. Очень сложные:</text:p>
                </text:list-item>
                <text:list-item>
                  <text:p text:style-name="P21">Реализовать функцию для анализа временных рядов и выполнения прогнозирования с использованием библиотеки Pandas.</text:p>
                </text:list-item>
                <text:list-item>
                  <text:p text:style-name="P22">Создать функцию для анализа текстовых данных и выполнения классификации или кластеризации с использованием библиотеки scikit-learn.</text:p>
                </text:list-item>
              </text:list>
            </text:list-item>
          </text:list>
          <text:p text:style-name="P22">б) Продвинутый анализ данных:</text:p>
          <text:list text:continue-numbering="true">
            <text:list-item>
              <text:p text:style-name="P22">Книга: "Data Science Handbook" by Field Cady and Max Shron (главы 1-3)</text:p>
            </text:list-item>
            <text:list-item>
              <text:p text:style-name="P22">Онлайн-курс: "Introduction to Data Science in Python" by University of Michigan (<text:a xlink:type="simple" xlink:href="https://www.coursera.org/learn/python-data-analysis" office:target-frame-name="_new" xlink:show="replace" text:style-name="Internet_20_link" text:visited-style-name="Visited_20_Internet_20_Link"><text:span text:style-name="T1">https://www.coursera.org/learn/python-data-analysis</text:span></text:a>)</text:p>
            </text:list-item>
            <text:list-item>
              <text:p text:style-name="P22">Официальный сайт: Scikit-learn.org (<text:a xlink:type="simple" xlink:href="https://scikit-learn.org/stable/getting_started.html" office:target-frame-name="_new" xlink:show="replace" text:style-name="Internet_20_link" text:visited-style-name="Visited_20_Internet_20_Link"><text:span text:style-name="T1">https://scikit-learn.org/stable/getting_started.html</text:span></text:a>)</text:p>
            </text:list-item>
            <text:list-item>
              <text:p text:style-name="P22">Практические задачи: Средний уровень:</text:p>
              <text:list>
                <text:list-item>
                  <text:p text:style-name="P21">Создать функцию для обучения и оценки моделей машинного обучения с использованием библиотеки scikit-learn.</text:p>
                </text:list-item>
                <text:list-item>
                  <text:p text:style-name="P21">Реализовать функцию для выполнения кросс-валидации и настройки гиперпараметров моделей машинного обучения. Сложные:</text:p>
                </text:list-item>
                <text:list-item>
                  <text:p text:style-name="P22">Написать функцию для работы с несбалансированными данными и выполнения андерсэмплинга или оверсэм<text:span text:style-name="T4">плинга с использованием библиотеки imbalanced-learn. 4. Создать функцию для визуализации результатов машинного обучения, например, матрицы ошибок или кривых обучения. Очень сложные: 5. Реализовать функцию для обучения и использования нейронных сетей с использованием библиотеки TensorFlow или PyTorch. 6. Создать функцию для анализа данных с использованием алгоритмов обработки естественного языка (NLP) и выполнения задач, таких как машинный перевод или генерация текста.</text:span></text:p>
                </text:list-item>
              </text:list>
            </text:list-item>
          </text:list>
        </text:list-item>
      </text:list>
      <text:p text:style-name="P2"><text:span text:style-name="T4">Разработка веб-приложений с использованием Python:</text:span></text:p>
      <text:list xml:id="list2477112326" text:style-name="L11">
        <text:list-header>
          <text:p text:style-name="P24"><text:soft-page-break/>а) Основы разработки веб-приложений:</text:p>
          <text:list>
            <text:list-item>
              <text:p text:style-name="P24">Книга: "Flask Web Development" by Miguel Grinberg (главы 1-4)</text:p>
            </text:list-item>
            <text:list-item>
              <text:p text:style-name="P24">Онлайн-курс: "Full Stack Web Development with Flask" by Coursera (<text:a xlink:type="simple" xlink:href="https://www.coursera.org/specializations/full-stack-web-development-flask" office:target-frame-name="_new" xlink:show="replace" text:style-name="Internet_20_link" text:visited-style-name="Visited_20_Internet_20_Link"><text:span text:style-name="T1">https://www.coursera.org/specializations/full-stack-web-development-flask</text:span></text:a>)</text:p>
            </text:list-item>
            <text:list-item>
              <text:p text:style-name="P24">Официальный сайт: Flask.palletsprojects.com (<text:a xlink:type="simple" xlink:href="https://flask.palletsprojects.com/en/2.1.x/" office:target-frame-name="_new" xlink:show="replace" text:style-name="Internet_20_link" text:visited-style-name="Visited_20_Internet_20_Link"><text:span text:style-name="T1">https://flask.palletsprojects.com/en/2.1.x/</text:span></text:a>)</text:p>
            </text:list-item>
            <text:list-item>
              <text:p text:style-name="P24">Практические задачи: Средний уровень:</text:p>
              <text:list>
                <text:list-item>
                  <text:p text:style-name="P23">Создать базовое веб-приложение с использованием Flask, включая маршрутизацию и обработку запросов.</text:p>
                </text:list-item>
                <text:list-item>
                  <text:p text:style-name="P23">Реализовать функцию для работы с данными, например, отправки данных с формы на сервер и их сохранения в базе данных. Сложные:</text:p>
                </text:list-item>
                <text:list-item>
                  <text:p text:style-name="P23">Написать функцию для аутентификации и авторизации пользователей в веб-приложении.</text:p>
                </text:list-item>
                <text:list-item>
                  <text:p text:style-name="P23">Создать функцию для работы с AJAX и обработки асинхронных запросов. Очень сложные:</text:p>
                </text:list-item>
                <text:list-item>
                  <text:p text:style-name="P23">Реализовать функцию для развертывания веб-приложения на сервере или облачной платформе.</text:p>
                </text:list-item>
                <text:list-item>
                  <text:p text:style-name="P23">Создать функцию для оптимизации производительности веб-приложения, включая кеширование и минификацию ресурсов.</text:p>
                </text:list-item>
              </text:list>
            </text:list-item>
          </text:list>
        </text:list-header>
        <text:list-item>
          <text:p text:style-name="P24">Работа с мобильными приложениями и IoT:</text:p>
          <text:p text:style-name="P24">а) Основы разработки мобильных приложений с использованием Python:</text:p>
          <text:list>
            <text:list-item>
              <text:p text:style-name="P24">Книга: "Kivy - Interactive Applications in Python" by Roberto Ulloa (главы 1-4)</text:p>
            </text:list-item>
            <text:list-item>
              <text:p text:style-name="P24">Онлайн-курс: "Build Mobile Apps with Python: Kivy &amp; KivyMD" by Udemy (<text:a xlink:type="simple" xlink:href="https://www.udemy.com/course/build-mobile-apps-with-python-kivy-kivymd/" office:target-frame-name="_new" xlink:show="replace" text:style-name="Internet_20_link" text:visited-style-name="Visited_20_Internet_20_Link"><text:span text:style-name="T1">https://www.udemy.com/course/build-mobile-apps-with-python-kivy-kivymd/</text:span></text:a>)</text:p>
            </text:list-item>
            <text:list-item>
              <text:p text:style-name="P24">Официальный сайт: Kivy.org (<text:a xlink:type="simple" xlink:href="https://kivy.org/doc/stable/" office:target-frame-name="_new" xlink:show="replace" text:style-name="Internet_20_link" text:visited-style-name="Visited_20_Internet_20_Link"><text:span text:style-name="T1">https://kivy.org/doc/stable/</text:span></text:a>)</text:p>
            </text:list-item>
            <text:list-item>
              <text:p text:style-name="P24">Практические задачи: Средний уровень:</text:p>
              <text:list>
                <text:list-item>
                  <text:p text:style-name="P23">Создать простое мобильное приложение с использованием Kivy, включая пользовательский интерфейс и взаимодействие с компонентами.</text:p>
                </text:list-item>
                <text:list-item>
                  <text:p text:style-name="P24">Реализовать функцию для работы с данными на устройстве и обмена данными между мобильным приложением и сервером. Сложые: 3. Написать функцию для обработки событий и анимации элементов пользовательского интерфейса в мобильном приложении. 4. Создать функцию для работы с мультимедиа, такой как воспроизведение аудио и видео, или захват изображений с камеры. Очень сложные: 5. Реализовать функцию для развертывания мобильного приложения на разных платформах (Android, iOS) и магазинах приложений. 6. Создать функцию для оптимизации производительности мобильного приложения, включая управление памятью и энергосбережение.</text:p>
                </text:list-item>
              </text:list>
            </text:list-item>
          </text:list>
        </text:list-item>
      </text:list>
      <text:p text:style-name="P2"><text:soft-page-break/>б) Основы работы с IoT и Python: - Книга: "Python for Microcontrollers" by Donald Norris (главы 1-4) - Онлайн-курс: "Internet of Things (IoT) with Python" by Udemy (<text:a xlink:type="simple" xlink:href="https://www.udemy.com/course/internet-of-things-iot-with-python/" office:target-frame-name="_new" xlink:show="replace" text:style-name="Internet_20_link" text:visited-style-name="Visited_20_Internet_20_Link"><text:span text:style-name="T1">https://www.udemy.com/course/internet-of-things-iot-with-python/</text:span></text:a>) - Официальный сайт: MicroPython.org (<text:a xlink:type="simple" xlink:href="https://micropython.org/" office:target-frame-name="_new" xlink:show="replace" text:style-name="Internet_20_link" text:visited-style-name="Visited_20_Internet_20_Link"><text:span text:style-name="T1">https://micropython.org/</text:span></text:a>)</text:p>
      <text:p text:style-name="P2"><text:s text:c="2"/>- Практические задачи:</text:p>
      <text:p text:style-name="P2"><text:s text:c="5"/>Средний уровень:</text:p>
      <text:p text:style-name="P2"><text:s text:c="5"/>1. Создать функцию для работы с микроконтроллерами и считывания данных с различных датчиков с использованием MicroPython.</text:p>
      <text:p text:style-name="P2"><text:s text:c="5"/>2. Реализовать функцию для управления устройствами, такими как реле или моторы, с использованием MicroPython.</text:p>
      <text:p text:style-name="P2"><text:s text:c="5"/>Сложные:</text:p>
      <text:p text:style-name="P2"><text:s text:c="5"/>3. Написать функцию для работы с беспроводными протоколами, такими как Wi-Fi или Bluetooth, и обмена данными между устройствами.</text:p>
      <text:p text:style-name="P2"><text:s text:c="5"/>4. Создать функцию для разработки веб-интерфейса для управления IoT-устройствами и мониторинга их состояния.</text:p>
      <text:p text:style-name="P2"><text:s text:c="5"/>Очень сложные:</text:p>
      <text:p text:style-name="P2"><text:s text:c="5"/>5. Реализовать функцию для обработки больших объемов данных, полученных от IoT-устройств, и выполнения анализа данных для прогнозирования поведения устройств или обнаружения аномалий.</text:p>
      <text:p text:style-name="P2"><text:s text:c="5"/>6. Создать функцию для разработки и внедрения решений по обеспечению безопасности и защите данных в IoT-системах.</text:p>
      <text:p text:style-name="P2"><text:span text:style-name="T4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0:41:02.479935521</meta:creation-date>
    <dc:date>2023-04-24T00:49:43.350707881</dc:date>
    <meta:editing-duration>PT8M41S</meta:editing-duration>
    <meta:editing-cycles>1</meta:editing-cycles>
    <meta:document-statistic meta:table-count="0" meta:image-count="0" meta:object-count="0" meta:page-count="11" meta:paragraph-count="222" meta:word-count="2495" meta:character-count="20136" meta:non-whitespace-character-count="17949"/>
    <meta:generator>LibreOffice/7.3.7.2$Linux_X86_64 LibreOffice_project/30$Build-2</meta:generator>
  </office:meta>
</office:document-meta>
</file>